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6.268in"/>
    </style:style>
    <style:style style:name="Table3" style:family="table">
      <style:table-properties style:width="6.268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P7" style:parent-style-name="Normal" style:family="paragraph">
      <style:paragraph-properties fo:margin-bottom="0in" fo:line-height="100%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ableColumn32" style:family="table-column">
      <style:table-column-properties style:column-width="6.268in"/>
    </style:style>
    <style:style style:name="Table31" style:family="table">
      <style:table-properties style:width="6.268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P67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Modelo de mensagem de correio eletrónico</text:p>
      <text:p text:style-name="P2">Sugestões de melhoria do roteiro</text:p>
      <text:p text:style-name="Normal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_Hlk200309715"/><text:bookmark-start text:name="_Hlk175846602"/><text:span text:style-name="T8">Instruções de utilização</text:span>:</text:p>
            <text:p text:style-name="P9">- Abrir a composição de uma<text:s/><text:span text:style-name="T10">nova mensagem</text:span><text:s/>de correio eletrónico na sua aplicação ou serviço de correio eletrónico (por exemplo<text:s/><text:span text:style-name="T11">GMail</text:span>) e deve<text:s/><text:span text:style-name="T12">copiar o assunto abaixo</text:span><text:s/>indicado tal e qual como está escrito na nova mensagem;</text:p>
            <text:p text:style-name="P13">-<text:s/><text:span text:style-name="T14">Copiar a “tabela”</text:span><text:s/>abaixo contendo o texto integral do pedido para uma nova mensagem de correio eletrónico;</text:p>
            <text:p text:style-name="P15">- Editar o corpo da mensagem de acordo com as suas necessidades específicas;</text:p>
            <text:p text:style-name="P16">- Anexar documentos ou outros ficheiros que ache necessários.</text:p>
            <text:p text:style-name="P17"/>
            <text:p text:style-name="P18">Instruções de preenchimento e edição:</text:p>
            <text:p text:style-name="P19">- Indicar apenas os aspetos a melhorar dando indicações concretas de como o fazer, com os resultados finais expectáveis já elencados;</text:p>
            <text:p text:style-name="P20">- Indicar todos os<text:s/>dados necessários para a correta identificação do problema ou processo a melhorar conforme aplicável;</text:p>
            <text:p text:style-name="P21">- Remover<text:s/>todas as informações irrelevantes para a comunicação atual;</text:p>
            <text:p text:style-name="P22">-<text:s/>Garantir a substituição de todos os<text:s/><text:span text:style-name="T23">campos delimitados por parênteses retos ou o preenchimento de outros em vazio</text:span>;</text:p>
            <text:p text:style-name="P24">-<text:s/><text:span text:style-name="T25">Assinar a mensagem</text:span><text:s/>de correio eletrónico com o seu nome completo substituindo o texto em parênteses retos.</text:p>
          </table:table-cell>
        </table:table-row>
        <table:table-row table:style-name="TableRow26">
          <table:table-cell table:style-name="TableCell27">
            <text:p text:style-name="P28"/>
          </table:table-cell>
        </table:table-row>
      </table:table>
      <text:p text:style-name="Normal"><text:bookmark-start text:name="_Hlk200309730"/><text:bookmark-end text:name="_Hlk200309715"/><text:span text:style-name="T29">Destinatário</text:span>:<text:s/>roteiromudanca@imariana.com</text:p>
      <text:p text:style-name="Normal"/>
      <text:p text:style-name="Normal"><text:span text:style-name="T30">Assunto</text:span>:<text:s/>PEDIDO: Sugestões de melhoria do roteiro</text:p>
      <text:p text:style-name="Normal"><text:bookmark-end text:name="_Hlk200309730"/></text:p>
      <text:p text:style-name="Normal">---</text:p>
      <text:p text:style-name="Normal"/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<text:bookmark-start text:name="_Hlk200309974"/>Olá Mariana,</text:p>
            <text:p text:style-name="P36"/>
            <text:p text:style-name="P37">Venho na qualidade de [UTILIZADOR(A)/REVISOR(A)/DISTRIBUIDOR(A)/OUTRO] do roteiro de mudança de nome e sexo sugerir uma(s) alteração(ções) que considero ser(em) importante(s) para a elevação da qualidade do documento, a(s) qual(ais) refiro adiante:</text:p>
            <text:p text:style-name="P38"/>
            <text:p text:style-name="P39">Contextualização da sugestão</text:p>
            <text:p text:style-name="P40"/>
            <text:p text:style-name="P41">Categoria da sugestão:</text:p>
            <text:p text:style-name="P42"/>
            <text:p text:style-name="P43">-<text:s/>Erro de redação (erro<text:s/>ortográfico, erro<text:s/>gramático,<text:s/>…)</text:p>
            <text:p text:style-name="P44">- Clarificação</text:p>
            <text:p text:style-name="P45">- Imprecisão processual (omissão num processo, lacuna informacional, …)</text:p>
            <text:p text:style-name="P46">- Erro processual (processo com erro fundamental, descrição incorreta, …)</text:p>
            <text:p text:style-name="P47">- Sugestão de novo processo (processo para uma nova entidade, empresa ou aplicação, ainda não listado)</text:p>
            <text:p text:style-name="P48">- Pedido especial ou esclarecimento adicional</text:p>
            <text:p text:style-name="P49"/>
            <text:p text:style-name="P50">Localização<text:s/>textual<text:s/>e<text:s/>contextualização<text:s/>adicional:</text:p>
            <text:p text:style-name="P51"/>
            <text:soft-page-break/>
            <text:p text:style-name="P52">- Número ou secção da sugestão em apreço: X.X Nome da secção;</text:p>
            <text:p text:style-name="P53">- Parágrafo ou excerto textual<text:s/>contextualizante: “……”.</text:p>
            <text:p text:style-name="P54"/>
            <text:p text:style-name="P55">Corpo da sugestão:</text:p>
            <text:p text:style-name="P56"/>
            <text:p text:style-name="P57">Texto da sugestão, mencionar toda a informação que achar relevante de forma objetiva e clara, elaborar o quanto for necessário para a clarificação.</text:p>
            <text:p text:style-name="P58"/>
            <text:p text:style-name="P59">Data</text:p>
            <text:p text:style-name="P60"/>
            <text:p text:style-name="P61"/>
            <text:p text:style-name="P62"/>
            <text:p text:style-name="P63">Com os melhores cumprimentos,</text:p>
            <text:p text:style-name="P64">[NOME-COMPLETO]</text:p>
          </table:table-cell>
        </table:table-row>
        <table:table-row table:style-name="TableRow65">
          <table:table-cell table:style-name="TableCell66">
            <text:p text:style-name="P67"/>
          </table:table-cell>
        </table:table-row>
      </table:table>
      <text:p text:style-name="Normal"><text:bookmark-end text:name="_Hlk200309974"/></text:p>
      <text:p text:style-name="Normal"/>
      <text:p text:style-name="Normal"/>
      <text:p text:style-name="Normal"><text:bookmark-end text:name="_Hlk175846602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style:font-name-complex="Times New Roman" fo:color="#262626" fo:font-size="14pt" style:font-size-asian="1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404040" fo:font-size="13pt" style:font-size-asian="13pt" style:font-size-complex="13pt" fo:hyphenate="false"/>
    </style:style>
    <style:style style:name="Normal" style:display-name="Normal" style:family="paragraph">
      <style:text-properties style:font-name="Verdana" fo:font-size="10pt" style:font-size-asian="10pt" fo:language="pt" fo:country="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Verdana" style:font-name-asian="Times New Roman" style:font-name-complex="Times New Roman" fo:color="#262626" fo:font-size="14pt" style:font-size-asian="14pt" style:font-size-complex="16pt" fo:language="pt" fo:country="PT"/>
    </style:style>
    <style:style style:name="Heading2Char" style:display-name="Heading 2 Char" style:family="text" style:parent-style-name="DefaultParagraphFont">
      <style:text-properties style:font-name="Verdana" style:font-name-asian="Times New Roman" style:font-name-complex="Times New Roman" fo:color="#404040" fo:font-size="13pt" style:font-size-asian="13pt" style:font-size-complex="13pt" fo:language="pt" fo:country="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-asian="Times New Roman" style:font-name-complex="Times New Roman" fo:color="#171717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Verdana" style:font-name-asian="Times New Roman" style:font-name-complex="Times New Roman" fo:color="#171717" fo:letter-spacing="-0.0069in" style:letter-kerning="true" fo:font-size="28pt" style:font-size-asian="28pt" style:font-size-complex="28pt" fo:language="pt" fo:country="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Verdana" style:font-name-asian="Times New Roman" fo:color="#5A5A5A" fo:letter-spacing="0.0104in" fo:font-size="10pt" style:font-size-asian="10pt" fo:language="pt" fo:country="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71717"/>
    </style:style>
    <style:style style:name="IntenseQuote" style:display-name="Intense Quote" style:family="paragraph" style:parent-style-name="Normal" style:next-style-name="Normal">
      <style:paragraph-properties fo:border-top="0.0069in solid #171717" fo:border-left="none" fo:border-bottom="0.0069in solid #171717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71717" fo:hyphenate="false"/>
    </style:style>
    <style:style style:name="IntenseQuoteChar" style:display-name="Intense Quote Char" style:family="text" style:parent-style-name="DefaultParagraphFont">
      <style:text-properties style:font-name="Verdana" fo:font-style="italic" style:font-style-asian="italic" style:font-style-complex="italic" fo:color="#171717" fo:font-size="10pt" style:font-size-asian="10pt" fo:language="pt" fo:country="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171717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Verdana" fo:font-size="10pt" style:font-size-asian="10pt" fo:language="pt" fo:country="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Verdana" fo:font-size="10pt" style:font-size-asian="10pt" fo:language="pt" fo:country="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s</meta:initial-creator>
    <dc:creator>Mars</dc:creator>
    <meta:creation-date>2025-06-30T23:47:00Z</meta:creation-date>
    <dc:date>2025-06-30T23:47:00Z</dc:date>
    <meta:template xlink:href="modelo-documento-base.dotx" xlink:type="simple"/>
    <meta:editing-cycles>2</meta:editing-cycles>
    <meta:editing-duration>PT0S</meta:editing-duration>
    <meta:document-statistic meta:page-count="2" meta:paragraph-count="4" meta:word-count="350" meta:character-count="2343" meta:row-count="16" meta:non-whitespace-character-count="1997"/>
  </office:meta>
</office:document-meta>
</file>